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5000001B0232052A2.png" manifest:media-type="image/png"/>
  <manifest:file-entry manifest:full-path="Pictures/1000020100000258000001456D6A3980.png" manifest:media-type="image/png"/>
  <manifest:file-entry manifest:full-path="Pictures/10000201000002580000025829C6F473.png" manifest:media-type="image/png"/>
  <manifest:file-entry manifest:full-path="Pictures/10000000000002BC000001115CA20B4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34.709cm" fo:min-width="21.12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7.171cm" fo:min-width="20.764cm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333333" draw:textarea-horizontal-align="justify" draw:textarea-vertical-align="middle" draw:auto-grow-height="false" fo:min-height="7.171cm" fo:min-width="20.764cm" fo:padding-top="0.139cm" fo:padding-bottom="0.139cm" fo:padding-left="0.264cm" fo:padding-right="0.26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36.195cm" svg:x="-14.035cm" svg:y="-3.294cm">
          <text:p/>
          <draw:enhanced-geometry svg:viewBox="0 0 21600 21600" draw:path-stretchpoint-x="10800" draw:path-stretchpoint-y="10800" draw:text-areas="?f3 ?f4 ?f5 ?f6" draw:type="round-rectangle" draw:modifiers="1994.558418266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2.098cm" svg:height="8.255cm" svg:x="-13.654cm" svg:y="6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9.589cm" svg:height="7.639cm" svg:x="-13.25cm" svg:y="6.72cm">
          <draw:image xlink:href="Pictures/10000000000002BC000001115CA20B45.jpg" xlink:type="simple" xlink:show="embed" xlink:actuate="onLoad">
            <text:p/>
          </draw:image>
        </draw:frame>
        <draw:g>
          <draw:custom-shape draw:style-name="gr4" draw:text-style-name="P1" draw:layer="layout" svg:width="22.098cm" svg:height="8.255cm" svg:x="-13.6cm" svg:y="24.0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8.471cm" svg:height="8.292cm" svg:x="-7.25cm" svg:y="24.034cm">
            <draw:image xlink:href="Pictures/10000201000002580000025829C6F473.png" xlink:type="simple" xlink:show="embed" xlink:actuate="onLoad">
              <text:p/>
            </draw:image>
          </draw:frame>
        </draw:g>
        <draw:frame draw:style-name="gr3" draw:text-style-name="P1" draw:layer="layout" svg:width="16.933cm" svg:height="9.172cm" svg:x="-11.229cm" svg:y="-2.913cm">
          <draw:image xlink:href="Pictures/1000020100000258000001456D6A3980.png" xlink:type="simple" xlink:show="embed" xlink:actuate="onLoad">
            <text:p/>
          </draw:image>
        </draw:frame>
        <draw:frame draw:style-name="gr3" draw:text-style-name="P1" draw:layer="layout" svg:width="19.589cm" svg:height="7.63cm" svg:x="-12.457cm" svg:y="15.394cm">
          <draw:image xlink:href="Pictures/1000020100000455000001B0232052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40:00.598324345</meta:creation-date>
    <dc:date>2017-03-20T15:28:08.956369669</dc:date>
    <meta:editing-duration>PT32M58S</meta:editing-duration>
    <meta:editing-cycles>2</meta:editing-cycles>
    <meta:generator>LibreOffice/4.3.3.2$Linux_X86_64 LibreOffice_project/430m0$Build-2</meta:generator>
    <meta:document-statistic meta:object-count="8"/>
  </office:meta>
</office:document-meta>
</file>